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uissance alim</text:p>
          </table:table-cell>
          <table:table-cell table:style-name="ce1" office:value-type="string" calcext:value-type="string">
            <text:p>Tension sortie</text:p>
          </table:table-cell>
          <table:table-cell table:style-name="ce1" office:value-type="string" calcext:value-type="string">
            <text:p>Puissance corrigée</text:p>
          </table:table-cell>
          <table:table-cell table:style-name="ce1" office:value-type="string" calcext:value-type="string">
            <text:p>Puissance sortie</text:p>
          </table:table-cell>
          <table:table-cell table:style-name="ce1" office:value-type="string" calcext:value-type="string">
            <text:p>Rende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oues un peu sérrées, résistance de 19,5 ohms en sortie</text:p>
          </table:table-cell>
          <table:table-cell table:number-columns-repeated="6"/>
        </table:table-row>
        <table:table-row table:style-name="ro1">
          <table:table-cell office:value-type="float" office:value="58.4" calcext:value-type="float">
            <text:p>58,4</text:p>
          </table:table-cell>
          <table:table-cell office:value-type="float" office:value="16.4" calcext:value-type="float">
            <text:p>16,4</text:p>
          </table:table-cell>
          <table:table-cell table:formula="of:=([.A$1:.A$1048576])-1.111" office:value-type="float" office:value="57.289" calcext:value-type="float">
            <text:p>57,289</text:p>
          </table:table-cell>
          <table:table-cell table:formula="of:=([.B$1:.B$1048576])*([.B$1:.B$1048576])/19.1" office:value-type="float" office:value="14.0816753926702" calcext:value-type="float">
            <text:p>14,0816753926702</text:p>
          </table:table-cell>
          <table:table-cell table:formula="of:=([.D$1:.D$1048576])/([.C$1:.C$1048576])" office:value-type="float" office:value="0.245800684122085" calcext:value-type="float">
            <text:p>0,245800684122085</text:p>
          </table:table-cell>
          <table:table-cell table:number-columns-repeated="2"/>
        </table:table-row>
        <table:table-row table:style-name="ro1">
          <table:table-cell office:value-type="float" office:value="73.2" calcext:value-type="float">
            <text:p>73,2</text:p>
          </table:table-cell>
          <table:table-cell office:value-type="float" office:value="19.4" calcext:value-type="float">
            <text:p>19,4</text:p>
          </table:table-cell>
          <table:table-cell table:formula="of:=([.A$1:.A$1048576])-1.111" office:value-type="float" office:value="72.089" calcext:value-type="float">
            <text:p>72,089</text:p>
          </table:table-cell>
          <table:table-cell table:formula="of:=([.B$1:.B$1048576])*([.B$1:.B$1048576])/19.1" office:value-type="float" office:value="19.7047120418848" calcext:value-type="float">
            <text:p>19,7047120418848</text:p>
          </table:table-cell>
          <table:table-cell table:formula="of:=([.D$1:.D$1048576])/([.C$1:.C$1048576])" office:value-type="float" office:value="0.273338679158884" calcext:value-type="float">
            <text:p>0,273338679158884</text:p>
          </table:table-cell>
          <table:table-cell table:number-columns-repeated="2"/>
        </table:table-row>
        <table:table-row table:style-name="ro1">
          <table:table-cell office:value-type="float" office:value="85.4" calcext:value-type="float">
            <text:p>85,4</text:p>
          </table:table-cell>
          <table:table-cell office:value-type="float" office:value="21.6" calcext:value-type="float">
            <text:p>21,6</text:p>
          </table:table-cell>
          <table:table-cell table:formula="of:=([.A$1:.A$1048576])-1.111" office:value-type="float" office:value="84.289" calcext:value-type="float">
            <text:p>84,289</text:p>
          </table:table-cell>
          <table:table-cell table:formula="of:=([.B$1:.B$1048576])*([.B$1:.B$1048576])/19.1" office:value-type="float" office:value="24.4272251308901" calcext:value-type="float">
            <text:p>24,4272251308901</text:p>
          </table:table-cell>
          <table:table-cell table:formula="of:=([.D$1:.D$1048576])/([.C$1:.C$1048576])" office:value-type="float" office:value="0.289803238036874" calcext:value-type="float">
            <text:p>0,28980323803687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.8" calcext:value-type="float">
            <text:p>23,8</text:p>
          </table:table-cell>
          <table:table-cell table:formula="of:=([.A$1:.A$1048576])-1.111" office:value-type="float" office:value="96.889" calcext:value-type="float">
            <text:p>96,889</text:p>
          </table:table-cell>
          <table:table-cell table:formula="of:=([.B$1:.B$1048576])*([.B$1:.B$1048576])/19.1" office:value-type="float" office:value="29.6565445026178" calcext:value-type="float">
            <text:p>29,6565445026178</text:p>
          </table:table-cell>
          <table:table-cell table:formula="of:=([.D$1:.D$1048576])/([.C$1:.C$1048576])" office:value-type="float" office:value="0.306087837655645" calcext:value-type="float">
            <text:p>0,30608783765564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5" calcext:value-type="float">
            <text:p>24,5</text:p>
          </table:table-cell>
          <table:table-cell table:formula="of:=([.A$1:.A$1048576])-1.111" office:value-type="float" office:value="101.889" calcext:value-type="float">
            <text:p>101,889</text:p>
          </table:table-cell>
          <table:table-cell table:formula="of:=([.B$1:.B$1048576])*([.B$1:.B$1048576])/19.1" office:value-type="float" office:value="31.4267015706806" calcext:value-type="float">
            <text:p>31,4267015706806</text:p>
          </table:table-cell>
          <table:table-cell table:formula="of:=([.D$1:.D$1048576])/([.C$1:.C$1048576])" office:value-type="float" office:value="0.308440573277593" calcext:value-type="float">
            <text:p>0,308440573277593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.7" calcext:value-type="float">
            <text:p>29,7</text:p>
          </table:table-cell>
          <table:table-cell table:formula="of:=([.A$1:.A$1048576])-1.111" office:value-type="float" office:value="131.889" calcext:value-type="float">
            <text:p>131,889</text:p>
          </table:table-cell>
          <table:table-cell table:formula="of:=([.B$1:.B$1048576])*([.B$1:.B$1048576])/19.1" office:value-type="float" office:value="46.182722513089" calcext:value-type="float">
            <text:p>46,182722513089</text:p>
          </table:table-cell>
          <table:table-cell table:formula="of:=([.D$1:.D$1048576])/([.C$1:.C$1048576])" office:value-type="float" office:value="0.350163565673324" calcext:value-type="float">
            <text:p>0,35016356567332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table:formula="of:=([.A$1:.A$1048576])-1.111" office:value-type="float" office:value="158.889" calcext:value-type="float">
            <text:p>158,889</text:p>
          </table:table-cell>
          <table:table-cell table:formula="of:=([.B$1:.B$1048576])*([.B$1:.B$1048576])/19.1" office:value-type="float" office:value="57.0157068062827" calcext:value-type="float">
            <text:p>57,0157068062827</text:p>
          </table:table-cell>
          <table:table-cell table:formula="of:=([.D$1:.D$1048576])/([.C$1:.C$1048576])" office:value-type="float" office:value="0.358839861829848" calcext:value-type="float">
            <text:p>0,3588398618298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9.1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9.1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ues moins serrées, 19,5 ohms</text:p>
          </table:table-cell>
          <table:table-cell/>
          <table:table-cell table:formula="of:=([.A$1:.A$1048576])-1.111" office:value-type="string" office:string-value="" calcext:value-type="error">
            <text:p>#VALEUR !</text:p>
          </table:table-cell>
          <table:table-cell table:formula="of:=([.B$1:.B$1048576])*([.B$1:.B$1048576])/19.1" office:value-type="float" office:value="0" calcext:value-type="float">
            <text:p>0</text:p>
          </table:table-cell>
          <table:table-cell table:formula="of:=([.D$1:.D$1048576])/([.C$1:.C$1048576]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.2" calcext:value-type="float">
            <text:p>31,2</text:p>
          </table:table-cell>
          <table:table-cell table:formula="of:=([.A$1:.A$1048576])-1.111" office:value-type="float" office:value="128.889" calcext:value-type="float">
            <text:p>128,889</text:p>
          </table:table-cell>
          <table:table-cell table:formula="of:=([.B$1:.B$1048576])*([.B$1:.B$1048576])/19.1" office:value-type="float" office:value="50.965445026178" calcext:value-type="float">
            <text:p>50,965445026178</text:p>
          </table:table-cell>
          <table:table-cell table:formula="of:=([.D$1:.D$1048576])/([.C$1:.C$1048576])" office:value-type="float" office:value="0.39542121535723" calcext:value-type="float">
            <text:p>0,3954212153572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.1" calcext:value-type="float">
            <text:p>33,1</text:p>
          </table:table-cell>
          <table:table-cell table:formula="of:=([.A$1:.A$1048576])-1.111" office:value-type="float" office:value="142.889" calcext:value-type="float">
            <text:p>142,889</text:p>
          </table:table-cell>
          <table:table-cell table:formula="of:=([.B$1:.B$1048576])*([.B$1:.B$1048576])/19.1" office:value-type="float" office:value="57.3617801047121" calcext:value-type="float">
            <text:p>57,3617801047121</text:p>
          </table:table-cell>
          <table:table-cell table:formula="of:=([.D$1:.D$1048576])/([.C$1:.C$1048576])" office:value-type="float" office:value="0.401442938957597" calcext:value-type="float">
            <text:p>0,40144293895759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.8" calcext:value-type="float">
            <text:p>29,8</text:p>
          </table:table-cell>
          <table:table-cell table:formula="of:=([.A$1:.A$1048576])-1.111" office:value-type="float" office:value="119.889" calcext:value-type="float">
            <text:p>119,889</text:p>
          </table:table-cell>
          <table:table-cell table:formula="of:=([.B$1:.B$1048576])*([.B$1:.B$1048576])/19.1" office:value-type="float" office:value="46.4942408376963" calcext:value-type="float">
            <text:p>46,4942408376963</text:p>
          </table:table-cell>
          <table:table-cell table:formula="of:=([.D$1:.D$1048576])/([.C$1:.C$1048576])" office:value-type="float" office:value="0.387810731907818" calcext:value-type="float">
            <text:p>0,387810731907818</text:p>
          </table:table-cell>
          <table:table-cell table:number-columns-repeated="2"/>
        </table:table-row>
        <table:table-row table:style-name="ro1">
          <table:table-cell office:value-type="float" office:value="99.2" calcext:value-type="float">
            <text:p>99,2</text:p>
          </table:table-cell>
          <table:table-cell office:value-type="float" office:value="26.1" calcext:value-type="float">
            <text:p>26,1</text:p>
          </table:table-cell>
          <table:table-cell table:formula="of:=([.A$1:.A$1048576])-1.111" office:value-type="float" office:value="98.089" calcext:value-type="float">
            <text:p>98,089</text:p>
          </table:table-cell>
          <table:table-cell table:formula="of:=([.B$1:.B$1048576])*([.B$1:.B$1048576])/19.1" office:value-type="float" office:value="35.665445026178" calcext:value-type="float">
            <text:p>35,665445026178</text:p>
          </table:table-cell>
          <table:table-cell table:formula="of:=([.D$1:.D$1048576])/([.C$1:.C$1048576])" office:value-type="float" office:value="0.363602901713526" calcext:value-type="float">
            <text:p>0,36360290171352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9.6" calcext:value-type="float">
            <text:p>39,6</text:p>
          </table:table-cell>
          <table:table-cell table:formula="of:=([.A$1:.A$1048576])-1.111" office:value-type="float" office:value="206.889" calcext:value-type="float">
            <text:p>206,889</text:p>
          </table:table-cell>
          <table:table-cell table:formula="of:=([.B$1:.B$1048576])*([.B$1:.B$1048576])/19.1" office:value-type="float" office:value="82.1026178010471" calcext:value-type="float">
            <text:p>82,1026178010471</text:p>
          </table:table-cell>
          <table:table-cell table:formula="of:=([.D$1:.D$1048576])/([.C$1:.C$1048576])" office:value-type="float" office:value="0.39684380417058" calcext:value-type="float">
            <text:p>0,3968438041705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.1" calcext:value-type="float">
            <text:p>25,1</text:p>
          </table:table-cell>
          <table:table-cell table:formula="of:=([.A$1:.A$1048576])-1.111" office:value-type="float" office:value="95.889" calcext:value-type="float">
            <text:p>95,889</text:p>
          </table:table-cell>
          <table:table-cell table:formula="of:=([.B$1:.B$1048576])*([.B$1:.B$1048576])/19.1" office:value-type="float" office:value="32.9848167539267" calcext:value-type="float">
            <text:p>32,9848167539267</text:p>
          </table:table-cell>
          <table:table-cell table:formula="of:=([.D$1:.D$1048576])/([.C$1:.C$1048576])" office:value-type="float" office:value="0.343989579137614" calcext:value-type="float">
            <text:p>0,3439895791376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9.1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9.1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8,8 ohms</text:p>
          </table:table-cell>
          <table:table-cell/>
          <table:table-cell table:formula="of:=([.A$1:.A$1048576])-1.111" office:value-type="string" office:string-value="" calcext:value-type="error">
            <text:p>#VALEUR !</text:p>
          </table:table-cell>
          <table:table-cell table:formula="of:=([.B$1:.B$1048576])*([.B$1:.B$1048576])/19.5" office:value-type="float" office:value="0" calcext:value-type="float">
            <text:p>0</text:p>
          </table:table-cell>
          <table:table-cell table:formula="of:=([.D$1:.D$1048576])/([.C$1:.C$1048576]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0.4" calcext:value-type="float">
            <text:p>30,4</text:p>
          </table:table-cell>
          <table:table-cell table:formula="of:=([.A$1:.A$1048576])-1.111" office:value-type="float" office:value="101.889" calcext:value-type="float">
            <text:p>101,889</text:p>
          </table:table-cell>
          <table:table-cell table:formula="of:=([.B$1:.B$1048576])*([.B$1:.B$1048576])/38.8" office:value-type="float" office:value="23.8185567010309" calcext:value-type="float">
            <text:p>23,8185567010309</text:p>
          </table:table-cell>
          <table:table-cell table:formula="of:=([.D$1:.D$1048576])/([.C$1:.C$1048576])" office:value-type="float" office:value="0.233769658167525" calcext:value-type="float">
            <text:p>0,23376965816752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.1" calcext:value-type="float">
            <text:p>34,1</text:p>
          </table:table-cell>
          <table:table-cell table:formula="of:=([.A$1:.A$1048576])-1.111" office:value-type="float" office:value="119.889" calcext:value-type="float">
            <text:p>119,889</text:p>
          </table:table-cell>
          <table:table-cell table:formula="of:=([.B$1:.B$1048576])*([.B$1:.B$1048576])/38.8" office:value-type="float" office:value="29.9693298969072" calcext:value-type="float">
            <text:p>29,9693298969072</text:p>
          </table:table-cell>
          <table:table-cell table:formula="of:=([.D$1:.D$1048576])/([.C$1:.C$1048576])" office:value-type="float" office:value="0.249975643277592" calcext:value-type="float">
            <text:p>0,24997564327759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.1" calcext:value-type="float">
            <text:p>39,1</text:p>
          </table:table-cell>
          <table:table-cell table:formula="of:=([.A$1:.A$1048576])-1.111" office:value-type="float" office:value="148.889" calcext:value-type="float">
            <text:p>148,889</text:p>
          </table:table-cell>
          <table:table-cell table:formula="of:=([.B$1:.B$1048576])*([.B$1:.B$1048576])/38.8" office:value-type="float" office:value="39.4023195876289" calcext:value-type="float">
            <text:p>39,4023195876289</text:p>
          </table:table-cell>
          <table:table-cell table:formula="of:=([.D$1:.D$1048576])/([.C$1:.C$1048576])" office:value-type="float" office:value="0.264642247497323" calcext:value-type="float">
            <text:p>0,2646422474973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38.8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38.8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38.8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38.8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,5 ohms</text:p>
          </table:table-cell>
          <table:table-cell/>
          <table:table-cell table:formula="of:=([.A$1:.A$1048576])-1.111" office:value-type="string" office:string-value="" calcext:value-type="error">
            <text:p>#VALEUR !</text:p>
          </table:table-cell>
          <table:table-cell table:formula="of:=([.B$1:.B$1048576])*([.B$1:.B$1048576])/11.5" office:value-type="float" office:value="0" calcext:value-type="float">
            <text:p>0</text:p>
          </table:table-cell>
          <table:table-cell table:formula="of:=([.D$1:.D$1048576])/([.C$1:.C$1048576]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8" calcext:value-type="float">
            <text:p>12,8</text:p>
          </table:table-cell>
          <table:table-cell table:formula="of:=([.A$1:.A$1048576])-1.111" office:value-type="float" office:value="46.889" calcext:value-type="float">
            <text:p>46,889</text:p>
          </table:table-cell>
          <table:table-cell table:formula="of:=([.B$1:.B$1048576])*([.B$1:.B$1048576])/11.5" office:value-type="float" office:value="14.2469565217391" calcext:value-type="float">
            <text:p>14,2469565217391</text:p>
          </table:table-cell>
          <table:table-cell table:formula="of:=([.D$1:.D$1048576])/([.C$1:.C$1048576])" office:value-type="float" office:value="0.303844324292246" calcext:value-type="float">
            <text:p>0,30384432429224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.4" calcext:value-type="float">
            <text:p>26,4</text:p>
          </table:table-cell>
          <table:table-cell table:formula="of:=([.A$1:.A$1048576])-1.111" office:value-type="float" office:value="137.889" calcext:value-type="float">
            <text:p>137,889</text:p>
          </table:table-cell>
          <table:table-cell table:formula="of:=([.B$1:.B$1048576])*([.B$1:.B$1048576])/11.5" office:value-type="float" office:value="60.6052173913044" calcext:value-type="float">
            <text:p>60,6052173913044</text:p>
          </table:table-cell>
          <table:table-cell table:formula="of:=([.D$1:.D$1048576])/([.C$1:.C$1048576])" office:value-type="float" office:value="0.43952177034647" calcext:value-type="float">
            <text:p>0,43952177034647</text:p>
          </table:table-cell>
          <table:table-cell table:number-columns-repeated="2"/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21" calcext:value-type="float">
            <text:p>21</text:p>
          </table:table-cell>
          <table:table-cell table:formula="of:=([.A$1:.A$1048576])-1.111" office:value-type="float" office:value="97.389" calcext:value-type="float">
            <text:p>97,389</text:p>
          </table:table-cell>
          <table:table-cell table:formula="of:=([.B$1:.B$1048576])*([.B$1:.B$1048576])/11.5" office:value-type="float" office:value="38.3478260869565" calcext:value-type="float">
            <text:p>38,3478260869565</text:p>
          </table:table-cell>
          <table:table-cell table:formula="of:=([.D$1:.D$1048576])/([.C$1:.C$1048576])" office:value-type="float" office:value="0.393759316626688" calcext:value-type="float">
            <text:p>0,39375931662668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([.A$1:.A$1048576])-1.111" office:value-type="float" office:value="168.889" calcext:value-type="float">
            <text:p>168,889</text:p>
          </table:table-cell>
          <table:table-cell table:formula="of:=([.B$1:.B$1048576])*([.B$1:.B$1048576])/11.5" office:value-type="float" office:value="78.2608695652174" calcext:value-type="float">
            <text:p>78,2608695652174</text:p>
          </table:table-cell>
          <table:table-cell table:formula="of:=([.D$1:.D$1048576])/([.C$1:.C$1048576])" office:value-type="float" office:value="0.463386422829298" calcext:value-type="float">
            <text:p>0,46338642282929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3.3" calcext:value-type="float">
            <text:p>33,3</text:p>
          </table:table-cell>
          <table:table-cell table:formula="of:=([.A$1:.A$1048576])-1.111" office:value-type="float" office:value="207.889" calcext:value-type="float">
            <text:p>207,889</text:p>
          </table:table-cell>
          <table:table-cell table:formula="of:=([.B$1:.B$1048576])*([.B$1:.B$1048576])/11.5" office:value-type="float" office:value="96.4252173913043" calcext:value-type="float">
            <text:p>96,4252173913043</text:p>
          </table:table-cell>
          <table:table-cell table:formula="of:=([.D$1:.D$1048576])/([.C$1:.C$1048576])" office:value-type="float" office:value="0.463830300743687" calcext:value-type="float">
            <text:p>0,463830300743687</text:p>
          </table:table-cell>
          <table:table-cell/>
          <table:table-cell office:value-type="string" calcext:value-type="string">
            <text:p>5,2A</text:p>
          </table:table-cell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1.5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1.5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A$1:.A$1048576])-1.111" office:value-type="float" office:value="-1.111" calcext:value-type="float">
            <text:p>-1,111</text:p>
          </table:table-cell>
          <table:table-cell table:formula="of:=([.B$1:.B$1048576])*([.B$1:.B$1048576])/11.5" office:value-type="float" office:value="0" calcext:value-type="float">
            <text:p>0</text:p>
          </table:table-cell>
          <table:table-cell table:formula="of:=([.D$1:.D$1048576])/([.C$1:.C$1048576])" office:value-type="float" office:value="-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 style:data-style-name="N2" text:time-value="20:37:16.3749552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18:51:36.945792947</meta:creation-date>
    <dc:date>2022-08-21T20:45:03.917715018</dc:date>
    <meta:editing-duration>PT2H59M48S</meta:editing-duration>
    <meta:editing-cycles>5</meta:editing-cycles>
    <meta:generator>LibreOffice/7.2.5.2$Linux_X86_64 LibreOffice_project/20$Build-2</meta:generator>
    <meta:document-statistic meta:table-count="1" meta:cell-count="157" meta:object-count="0"/>
  </office:meta>
</office:document-meta>
</file>